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ld" style:font-family-generic="swiss" style:font-pitch="variable"/>
    <style:font-face style:name="DejaVu Sans Light" svg:font-family="'DejaVu Sans Light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99" draw:textarea-horizontal-align="justify" draw:textarea-vertical-align="middle" draw:auto-grow-height="false" draw:shadow="hidden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draw:shadow="hidden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88cm" fo:min-width="1.477cm" draw:shadow="hidden"/>
      <style:paragraph-properties style:writing-mode="lr-tb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 fo:min-height="1.164cm" fo:min-width="0.914cm" draw:shadow="hidden"/>
      <style:paragraph-properties style:writing-mode="lr-tb"/>
    </style:style>
    <style:style style:name="gr5" style:family="graphic" style:parent-style-name="standard">
      <style:graphic-properties draw:fill="solid" draw:fill-color="#ff950e" draw:textarea-horizontal-align="justify" draw:textarea-vertical-align="middle" draw:auto-grow-height="false" draw:shadow="hidden"/>
      <style:paragraph-properties style:writing-mode="lr-tb"/>
    </style:style>
    <style:style style:name="gr6" style:family="graphic" style:parent-style-name="standard">
      <style:graphic-properties draw:fill="solid" draw:fill-color="#23ff23" draw:textarea-horizontal-align="justify" draw:textarea-vertical-align="middle" draw:auto-grow-height="false" draw:shadow="hidden"/>
      <style:paragraph-properties style:writing-mode="lr-tb"/>
    </style:style>
    <style:style style:name="gr7" style:family="graphic" style:parent-style-name="standard">
      <style:graphic-properties draw:fill="solid" draw:fill-color="#23ff23" draw:textarea-horizontal-align="justify" draw:textarea-vertical-align="middle" draw:auto-grow-height="false" fo:min-height="0.904cm" fo:min-width="0.654cm" draw:shadow="hidden"/>
      <style:paragraph-properties style:writing-mode="lr-tb"/>
    </style:style>
    <style:style style:name="gr8" style:family="graphic" style:parent-style-name="standard">
      <style:graphic-properties draw:fill="solid" draw:fill-color="#ff950e" draw:textarea-vertical-align="middle" draw:auto-grow-height="false" fo:min-height="0.75cm" fo:min-width="0.5cm" fo:wrap-option="wrap" draw:shadow="hidden"/>
      <style:paragraph-properties style:writing-mode="lr-tb"/>
    </style:style>
    <style:style style:name="gr9" style:family="graphic" style:parent-style-name="standard">
      <style:graphic-properties draw:fill="solid" draw:fill-color="#00dcff" draw:textarea-horizontal-align="justify" draw:textarea-vertical-align="middle" draw:auto-grow-height="false" draw:shadow="hidden"/>
      <style:paragraph-properties style:writing-mode="lr-tb"/>
    </style:style>
    <style:style style:name="gr10" style:family="graphic" style:parent-style-name="standard">
      <style:graphic-properties draw:fill="solid" draw:fill-color="#ffff66" draw:textarea-horizontal-align="justify" draw:textarea-vertical-align="middle" draw:auto-grow-height="false" draw:shadow="hidden"/>
      <style:paragraph-properties style:writing-mode="lr-tb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12" style:family="graphic" style:parent-style-name="standard">
      <style:graphic-properties draw:stroke="none" svg:stroke-color="#000000" draw:fill="none" draw:fill-color="#ffffff" fo:min-height="1.423cm" draw:shadow="hidden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5cm" draw:shadow="hidden"/>
      <style:paragraph-properties style:writing-mode="lr-tb"/>
    </style:style>
    <style:style style:name="gr14" style:family="graphic" style:parent-style-name="standard">
      <style:graphic-properties draw:fill="solid" draw:fill-color="#ffff66" draw:textarea-horizontal-align="justify" draw:textarea-vertical-align="middle" draw:auto-grow-height="false" fo:min-height="0.751cm" fo:min-width="1.001cm" draw:shadow="hidden"/>
      <style:paragraph-properties style:writing-mode="lr-tb"/>
    </style:style>
    <style:style style:name="gr15" style:family="graphic" style:parent-style-name="standard">
      <style:graphic-properties draw:fill="solid" draw:fill-color="#ffff66" draw:textarea-horizontal-align="justify" draw:textarea-vertical-align="middle" draw:auto-grow-height="false" fo:min-height="0.712cm" fo:min-width="1.001cm" draw:shadow="hidden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25cm" draw:shadow="hidden"/>
      <style:paragraph-properties style:writing-mode="lr-tb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2.25cm" fo:min-width="7cm"/>
    </style:style>
    <style:style style:name="gr19" style:family="graphic" style:parent-style-name="standard">
      <style:graphic-properties draw:textarea-horizontal-align="justify" draw:textarea-vertical-align="middle" draw:auto-grow-height="false" fo:min-height="1.269cm" fo:min-width="0.854cm" draw:shadow="hidden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014cm" fo:min-width="0.964cm" draw:shadow="hidden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104cm" fo:min-width="0.854cm" draw:shadow="hidden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2.134cm" draw:shadow="hidden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35cm" draw:shadow="hidden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cc99"/>
      <style:paragraph-properties fo:text-align="center"/>
    </style:style>
    <style:style style:name="P3" style:family="paragraph">
      <loext:graphic-properties draw:fill="solid" draw:fill-color="#ffff99"/>
      <style:paragraph-properties fo:text-align="center"/>
    </style:style>
    <style:style style:name="P4" style:family="paragraph">
      <loext:graphic-properties draw:fill="solid" draw:fill-color="#ff950e"/>
      <style:paragraph-properties fo:text-align="center"/>
    </style:style>
    <style:style style:name="P5" style:family="paragraph">
      <loext:graphic-properties draw:fill="solid" draw:fill-color="#23ff23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 draw:fill-color="#00dcff"/>
      <style:paragraph-properties fo:text-align="center"/>
    </style:style>
    <style:style style:name="P7" style:family="paragraph">
      <loext:graphic-properties draw:fill="solid" draw:fill-color="#ffff66"/>
      <style:paragraph-properties fo:text-align="center"/>
    </style:style>
    <style:style style:name="P8" style:family="paragraph">
      <loext:graphic-properties draw:fill="none" draw:fill-color="#ffffff"/>
      <style:text-properties fo:font-size="18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style:font-name="DejaVu Sans Mono" fo:font-size="14pt" fo:font-weight="normal" style:font-size-asian="18pt" style:font-size-complex="18pt"/>
    </style:style>
    <style:style style:name="P11" style:family="paragraph">
      <loext:graphic-properties draw:fill="none" draw:fill-color="#ffffff"/>
      <style:text-properties style:font-name="DejaVu Sans Mono" fo:font-size="14pt" fo:font-weight="normal" style:font-size-asian="18pt" style:font-size-complex="18pt"/>
    </style:style>
    <style:style style:name="P12" style:family="paragraph">
      <style:text-properties style:font-name="DejaVu Sans" fo:font-size="18pt" fo:font-weight="bold" style:font-size-asian="18pt" style:font-size-complex="18pt"/>
    </style:style>
    <style:style style:name="P13" style:family="paragraph">
      <loext:graphic-properties draw:fill="none" draw:fill-color="#ffffff"/>
      <style:text-properties style:font-name="DejaVu Sans" fo:font-size="18pt" fo:font-weight="bold" style:font-size-asian="18pt" style:font-size-complex="18pt"/>
    </style:style>
    <style:style style:name="P14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DejaVu Sans Mono" style:font-size-asian="18pt" style:font-size-complex="18pt"/>
    </style:style>
    <style:style style:name="T4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5" style:family="text">
      <style:text-properties style:font-name="DejaVu San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22" draw:id="id22" draw:layer="layout" svg:width="2cm" svg:height="2cm" svg:x="26.337cm" svg:y="8.5cm">
          <text:p text:style-name="P1">DA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2cm" svg:height="2cm" svg:x="23.198cm" svg:y="8.465cm">
          <text:p text:style-name="P1">F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2cm" svg:height="2cm" svg:x="19.698cm" svg:y="8.465cm">
          <text:p text:style-name="P1">F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2.165cm" svg:height="1.926cm" svg:x="15.635cm" svg:y="4.874cm">
          <text:p text:style-name="P1">F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0" draw:id="id10" draw:layer="layout" svg:width="2cm" svg:height="2cm" svg:x="15.747cm" svg:y="8.465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3" draw:id="id23" draw:layer="layout" svg:width="1.5cm" svg:height="1.5cm" svg:x="1.987cm" svg:y="5.033cm">
          <text:p text:style-name="P1"><text:span text:style-name="T1">P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26" draw:id="id26" draw:layer="layout" svg:width="1.5cm" svg:height="1.5cm" svg:x="2.89cm" svg:y="17.111cm">
          <text:p text:style-name="P1"><text:span text:style-name="T1">SW4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5" xml:id="id4" draw:id="id4" draw:layer="layout" svg:width="1.5cm" svg:height="1.5cm" svg:x="10.635cm" svg:y="2.3cm">
          <text:p text:style-name="P1"><text:span text:style-name="T1">SW0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5" xml:id="id14" draw:id="id14" draw:layer="layout" svg:width="1.5cm" svg:height="1.5cm" svg:x="10.635cm" svg:y="7.465cm">
          <text:p text:style-name="P1"><text:span text:style-name="T1">SW1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5" xml:id="id24" draw:id="id24" draw:layer="layout" svg:width="1.5cm" svg:height="1.5cm" svg:x="2.9cm" svg:y="11.916cm">
          <text:p text:style-name="P1"><text:span text:style-name="T1">SW2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5" xml:id="id25" draw:id="id25" draw:layer="layout" svg:width="1.5cm" svg:height="1.5cm" svg:x="2.9cm" svg:y="14.6cm">
          <text:p text:style-name="P1"><text:span text:style-name="T1">SW3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4" xml:id="id11" draw:id="id11" draw:layer="layout" svg:width="2.5cm" svg:height="2.5cm" svg:x="22.937cm" svg:y="1.997cm">
          <text:p text:style-name="P1">P0</text:p>
          <text:p text:style-name="P1">P1</text:p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5" draw:text-style-name="P4" xml:id="id1" draw:id="id1" draw:layer="layout" svg:width="1.5cm" svg:height="1.5cm" svg:x="5.635cm" svg:y="2.3cm">
          <text:p text:style-name="P1"><text:span text:style-name="T1">P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2" draw:id="id12" draw:layer="layout" svg:width="1.5cm" svg:height="1.5cm" svg:x="18.698cm" svg:y="13cm">
          <text:p text:style-name="P1"><text:span text:style-name="T1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3" draw:id="id13" draw:layer="layout" svg:width="1.5cm" svg:height="1.5cm" svg:x="21.198cm" svg:y="13cm">
          <text:p text:style-name="P1"><text:span text:style-name="T1">P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2" draw:id="id2" draw:layer="layout" svg:width="3.5cm" svg:height="2cm" svg:x="4.635cm" svg:y="4.8cm">
          <text:p text:style-name="P1">Wavetable</text:p>
          <text:p text:style-name="P1">_/\_</text:p>
          <draw:enhanced-geometry svg:viewBox="0 0 21600 21600" draw:type="rectangle" draw:enhanced-path="M 0 0 L 21600 0 21600 21600 0 21600 0 0 Z N"/>
        </draw:custom-shape>
        <draw:custom-shape draw:style-name="gr9" draw:text-style-name="P6" xml:id="id6" draw:id="id6" draw:layer="layout" svg:width="3.5cm" svg:height="2cm" svg:x="4.635cm" svg:y="9.304cm">
          <text:p text:style-name="P1">Noise</text:p>
          <draw:enhanced-geometry svg:viewBox="0 0 21600 21600" draw:type="rectangle" draw:enhanced-path="M 0 0 L 21600 0 21600 21600 0 21600 0 0 Z N"/>
        </draw:custom-shape>
        <draw:custom-shape draw:style-name="gr10" draw:text-style-name="P7" xml:id="id3" draw:id="id3" draw:layer="layout" svg:width="1.5cm" svg:height="1cm" svg:x="10.635cm" svg:y="5.3cm">
          <text:p text:style-name="P1">E0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1" draw:text-style-name="P1" draw:layer="layout" draw:type="line" svg:x1="6.385cm" svg:y1="3.8cm" svg:x2="6.385cm" svg:y2="4.8cm" draw:start-shape="id1" draw:start-glue-point="8" draw:end-shape="id2" draw:end-glue-point="0" svg:d="M6385 3800v1000" svg:viewBox="0 0 1 1001">
          <text:p/>
        </draw:connector>
        <draw:connector draw:style-name="gr11" draw:text-style-name="P1" draw:layer="layout" draw:type="line" svg:x1="8.135cm" svg:y1="5.8cm" svg:x2="10.635cm" svg:y2="5.8cm" draw:start-shape="id2" draw:start-glue-point="1" draw:end-shape="id3" draw:end-glue-point="3" svg:d="M8135 5800h2500" svg:viewBox="0 0 2501 1">
          <text:p/>
        </draw:connector>
        <draw:connector draw:style-name="gr11" draw:text-style-name="P1" draw:layer="layout" draw:type="line" svg:x1="11.385cm" svg:y1="3.8cm" svg:x2="11.385cm" svg:y2="5.3cm" draw:start-shape="id4" draw:start-glue-point="6" draw:end-shape="id3" draw:end-glue-point="0" svg:d="M11385 3800v1500" svg:viewBox="0 0 1 1501">
          <text:p/>
        </draw:connector>
        <draw:connector draw:style-name="gr11" draw:text-style-name="P1" draw:layer="layout" draw:type="line" svg:x1="12.135cm" svg:y1="5.8cm" svg:x2="15.635cm" svg:y2="5.837cm" draw:start-shape="id3" draw:start-glue-point="1" draw:end-shape="id5" draw:end-glue-point="3" svg:d="M12135 5800l3500 37" svg:viewBox="0 0 3501 38">
          <text:p/>
        </draw:connector>
        <draw:frame draw:style-name="gr12" draw:text-style-name="P8" draw:layer="layout" svg:width="2.598cm" svg:height="1.673cm" svg:x="10.202cm" svg:y="1.327cm">
          <draw:text-box>
            <text:p><text:span text:style-name="T2">Voiced</text:span></text:p>
          </draw:text-box>
        </draw:frame>
        <draw:frame draw:style-name="gr13" draw:text-style-name="P8" draw:layer="layout" svg:width="2.484cm" svg:height="1cm" svg:x="5.2cm" svg:y="1.2cm">
          <draw:text-box>
            <text:p><text:span text:style-name="T2">Shape</text:span></text:p>
          </draw:text-box>
        </draw:frame>
        <draw:frame draw:style-name="gr13" draw:text-style-name="P8" draw:layer="layout" svg:width="2.098cm" svg:height="1cm" svg:x="1.902cm" svg:y="3.8cm">
          <draw:text-box>
            <text:p><text:span text:style-name="T2">Pitch</text:span></text:p>
          </draw:text-box>
        </draw:frame>
        <draw:custom-shape draw:style-name="gr10" draw:text-style-name="P7" xml:id="id7" draw:id="id7" draw:layer="layout" svg:width="1.5cm" svg:height="1cm" svg:x="10.635cm" svg:y="9.804cm">
          <text:p text:style-name="P1">E1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1" draw:text-style-name="P1" draw:layer="layout" svg:x1="8.135cm" svg:y1="10.304cm" svg:x2="10.635cm" svg:y2="10.304cm" draw:start-shape="id6" draw:start-glue-point="1" draw:end-shape="id7" draw:end-glue-point="3" svg:d="M8135 10304h2500" svg:viewBox="0 0 2501 1">
          <text:p/>
        </draw:connector>
        <draw:connector draw:style-name="gr11" draw:text-style-name="P1" draw:layer="layout" svg:x1="12.135cm" svg:y1="10.304cm" svg:x2="15.635cm" svg:y2="5.837cm" draw:start-shape="id7" draw:start-glue-point="1" draw:end-shape="id5" draw:end-glue-point="3" svg:d="M12135 10304h1750v-4467h1750" svg:viewBox="0 0 3501 4468">
          <text:p/>
        </draw:connector>
        <draw:connector draw:style-name="gr11" draw:text-style-name="P1" draw:layer="layout" svg:x1="21.698cm" svg:y1="9.465cm" svg:x2="23.198cm" svg:y2="9.465cm" draw:start-shape="id8" draw:start-glue-point="1" draw:end-shape="id9" draw:end-glue-point="3" svg:d="M21698 9465h1500" svg:viewBox="0 0 1501 1">
          <text:p/>
        </draw:connector>
        <draw:connector draw:style-name="gr11" draw:text-style-name="P1" draw:layer="layout" svg:x1="17.747cm" svg:y1="9.465cm" svg:x2="19.698cm" svg:y2="9.465cm" draw:start-shape="id10" draw:start-glue-point="10" draw:end-shape="id8" draw:end-glue-point="3" svg:d="M17747 9465h1951" svg:viewBox="0 0 1952 1">
          <text:p/>
        </draw:connector>
        <draw:connector draw:style-name="gr11" draw:text-style-name="P1" draw:layer="layout" svg:x1="22.937cm" svg:y1="3.247cm" svg:x2="16.717cm" svg:y2="4.874cm" draw:start-shape="id11" draw:start-glue-point="3" draw:end-shape="id5" draw:end-glue-point="0" svg:d="M22937 3247h-6220v1627" svg:viewBox="0 0 6221 1628">
          <text:p/>
        </draw:connector>
        <draw:connector draw:style-name="gr11" draw:text-style-name="P1" draw:layer="layout" svg:x1="24.187cm" svg:y1="4.497cm" svg:x2="24.198cm" svg:y2="8.465cm" draw:start-shape="id11" draw:start-glue-point="2" draw:end-shape="id9" draw:end-glue-point="0" svg:d="M24187 4497v1985h11v1983" svg:viewBox="0 0 12 3969">
          <text:p/>
        </draw:connector>
        <draw:connector draw:style-name="gr11" draw:text-style-name="P1" draw:layer="layout" svg:x1="19.448cm" svg:y1="13cm" svg:x2="20.698cm" svg:y2="10.465cm" draw:start-shape="id12" draw:start-glue-point="4" draw:end-shape="id8" draw:end-glue-point="2" svg:d="M19448 13000v-1267h1250v-1268" svg:viewBox="0 0 1251 2536">
          <text:p/>
        </draw:connector>
        <draw:connector draw:style-name="gr11" draw:text-style-name="P1" draw:layer="layout" svg:x1="21.948cm" svg:y1="13cm" svg:x2="20.698cm" svg:y2="10.465cm" draw:start-shape="id13" draw:start-glue-point="4" draw:end-shape="id8" draw:end-glue-point="2" svg:d="M21948 13000v-1267h-1250v-1268" svg:viewBox="0 0 1251 2536">
          <text:p/>
        </draw:connector>
        <draw:connector draw:style-name="gr11" draw:text-style-name="P1" draw:layer="layout" svg:x1="11.385cm" svg:y1="8.965cm" svg:x2="11.385cm" svg:y2="9.804cm" draw:start-shape="id14" draw:start-glue-point="6" draw:end-shape="id7" draw:end-glue-point="0" svg:d="M11385 8965v839" svg:viewBox="0 0 1 840">
          <text:p/>
        </draw:connector>
        <draw:frame draw:style-name="gr13" draw:text-style-name="P8" draw:layer="layout" svg:width="3.777cm" svg:height="1cm" svg:x="7.223cm" svg:y="7.6cm">
          <draw:text-box>
            <text:p><text:span text:style-name="T2">Aspiration</text:span></text:p>
          </draw:text-box>
        </draw:frame>
        <draw:connector draw:style-name="gr11" draw:text-style-name="P1" draw:layer="layout" svg:x1="16.717cm" svg:y1="6.8cm" svg:x2="16.747cm" svg:y2="8.465cm" draw:start-shape="id5" draw:start-glue-point="2" draw:end-shape="id10" draw:end-glue-point="4" svg:d="M16717 6800v833h30v832" svg:viewBox="0 0 31 1666">
          <text:p/>
        </draw:connector>
        <draw:custom-shape draw:style-name="gr14" draw:text-style-name="P7" xml:id="id16" draw:id="id16" draw:layer="layout" svg:width="1.5cm" svg:height="1cm" svg:x="13.461cm" svg:y="16.111cm">
          <text:p text:style-name="P1">E3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5" draw:text-style-name="P7" xml:id="id15" draw:id="id15" draw:layer="layout" svg:width="1.5cm" svg:height="0.961cm" svg:x="13.361cm" svg:y="13.511cm">
          <text:p text:style-name="P1">E2</text:p>
          <draw:enhanced-geometry svg:viewBox="0 0 21600 21600" draw:text-areas="0 0 21600 21600" draw:type="pentagon-right" draw:modifiers="16189.20719520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7" xml:id="id17" draw:id="id17" draw:layer="layout" svg:width="1.5cm" svg:height="1cm" svg:x="13.361cm" svg:y="18.55cm">
          <text:p text:style-name="P1">E4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6" draw:text-style-name="P9" draw:layer="layout" svg:x1="14.861cm" svg:y1="13.991cm" svg:x2="16.747cm" svg:y2="10.465cm" draw:start-shape="id15" draw:start-glue-point="1" draw:end-shape="id10" draw:end-glue-point="8" svg:d="M14861 13991h1886v-3526" svg:viewBox="0 0 1887 3527">
          <text:p/>
        </draw:connector>
        <draw:connector draw:style-name="gr16" draw:text-style-name="P9" draw:layer="layout" svg:x1="14.961cm" svg:y1="16.611cm" svg:x2="16.747cm" svg:y2="10.465cm" draw:start-shape="id16" draw:start-glue-point="1" draw:end-shape="id10" draw:end-glue-point="8" svg:d="M14961 16611h1786v-6146" svg:viewBox="0 0 1787 6147">
          <text:p/>
        </draw:connector>
        <draw:connector draw:style-name="gr16" draw:text-style-name="P9" draw:layer="layout" svg:x1="14.861cm" svg:y1="19.05cm" svg:x2="16.747cm" svg:y2="10.465cm" draw:start-shape="id17" draw:start-glue-point="1" draw:end-shape="id10" draw:end-glue-point="8" svg:d="M14861 19050h1886v-8585" svg:viewBox="0 0 1887 8586">
          <text:p/>
        </draw:connector>
        <draw:connector draw:style-name="gr16" draw:text-style-name="P9" xml:id="id19" draw:id="id19" draw:layer="layout" svg:x1="6.385cm" svg:y1="11.304cm" svg:x2="9.229cm" svg:y2="13.982cm" draw:start-shape="id6" draw:start-glue-point="2" draw:end-shape="id18" draw:end-glue-point="3" svg:d="M6385 11304v2678h2844" svg:viewBox="0 0 2845 2679">
          <text:p/>
        </draw:connector>
        <draw:connector draw:style-name="gr16" draw:text-style-name="P9" draw:layer="layout" svg:x1="6.385cm" svg:y1="13.982cm" svg:x2="9.116cm" svg:y2="16.578cm" draw:start-shape="id19" draw:start-glue-point="0" draw:end-shape="id20" draw:end-glue-point="3" svg:d="M6385 13982v2596h2731" svg:viewBox="0 0 2732 2597">
          <text:p/>
        </draw:connector>
        <draw:connector draw:style-name="gr16" draw:text-style-name="P9" draw:layer="layout" svg:x1="6.385cm" svg:y1="11.304cm" svg:x2="9.129cm" svg:y2="19.016cm" draw:start-shape="id6" draw:start-glue-point="2" draw:end-shape="id21" draw:end-glue-point="3" svg:d="M6385 11304v7712h2744" svg:viewBox="0 0 2745 7713">
          <text:p/>
        </draw:connector>
        <draw:frame draw:style-name="gr17" draw:text-style-name="P11" draw:layer="layout" svg:width="8cm" svg:height="1.5cm" svg:x="22.6cm" svg:y="18cm">
          <draw:text-box>
            <text:p text:style-name="P10"><text:span text:style-name="T3">Block Diagram v1</text:span></text:p>
            <text:p text:style-name="P10"><text:span text:style-name="T3">Danny Ayers 2020</text:span></text:p>
          </draw:text-box>
        </draw:frame>
        <draw:frame draw:style-name="gr12" draw:text-style-name="P8" draw:layer="layout" svg:width="2.8cm" svg:height="1.673cm" svg:x="1cm" svg:y="14.6cm">
          <draw:text-box>
            <text:p><text:span text:style-name="T4">Fi</text:span><text:span text:style-name="T2">sh</text:span></text:p>
          </draw:text-box>
        </draw:frame>
        <draw:frame draw:style-name="gr12" draw:text-style-name="P8" draw:layer="layout" svg:width="2.598cm" svg:height="1.673cm" svg:x="1.002cm" svg:y="12.2cm">
          <draw:text-box>
            <text:p><text:span text:style-name="T4">S</text:span><text:span text:style-name="T2">a</text:span><text:span text:style-name="T2">l</text:span><text:span text:style-name="T2">t</text:span></text:p>
          </draw:text-box>
        </draw:frame>
        <draw:frame draw:style-name="gr12" draw:text-style-name="P8" draw:layer="layout" svg:width="2.598cm" svg:height="1.673cm" svg:x="1cm" svg:y="17.127cm">
          <draw:text-box>
            <text:p><text:span text:style-name="T4">Sh</text:span><text:span text:style-name="T2">ip</text:span></text:p>
          </draw:text-box>
        </draw:frame>
        <draw:custom-shape draw:style-name="gr18" draw:text-style-name="P9" draw:layer="layout" svg:width="7.5cm" svg:height="2.5cm" svg:x="20.7cm" svg:y="17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8cm" svg:height="1cm" svg:x="20.8cm" svg:y="17.2cm">
          <draw:text-box>
            <text:p text:style-name="P12"><text:span text:style-name="T5">Chatt</text:span><text:span text:style-name="T5">erbox</text:span></text:p>
          </draw:text-box>
        </draw:frame>
        <draw:custom-shape draw:style-name="gr19" draw:text-style-name="P1" xml:id="id18" draw:id="id18" draw:layer="layout" svg:width="1.5cm" svg:height="1.665cm" svg:x="9.229cm" svg:y="13.15cm">
          <text:p text:style-name="P1">SF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xml:id="id20" draw:id="id20" draw:layer="layout" svg:width="1.6cm" svg:height="1.4cm" svg:x="9.116cm" svg:y="15.878cm">
          <text:p text:style-name="P1">SF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xml:id="id21" draw:id="id21" draw:layer="layout" svg:width="1.5cm" svg:height="1.5cm" svg:x="9.129cm" svg:y="18.266cm">
          <text:p text:style-name="P1">SF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9" draw:layer="layout" svg:x1="10.729cm" svg:y1="13.982cm" svg:x2="13.361cm" svg:y2="13.991cm" draw:start-shape="id18" draw:start-glue-point="1" draw:end-shape="id15" draw:end-glue-point="3" svg:d="M10729 13982h1317v9h1315" svg:viewBox="0 0 2633 10">
          <text:p/>
        </draw:connector>
        <draw:connector draw:style-name="gr16" draw:text-style-name="P9" draw:layer="layout" svg:x1="10.716cm" svg:y1="16.578cm" svg:x2="13.461cm" svg:y2="16.611cm" draw:start-shape="id20" draw:start-glue-point="1" draw:end-shape="id16" draw:end-glue-point="3" svg:d="M10716 16578h1373v33h1372" svg:viewBox="0 0 2746 34">
          <text:p/>
        </draw:connector>
        <draw:connector draw:style-name="gr16" draw:text-style-name="P9" draw:layer="layout" svg:x1="10.629cm" svg:y1="19.016cm" svg:x2="13.361cm" svg:y2="19.05cm" draw:start-shape="id21" draw:start-glue-point="1" draw:end-shape="id17" draw:end-glue-point="3" svg:d="M10629 19016h1367v34h1365" svg:viewBox="0 0 2733 35">
          <text:p/>
        </draw:connector>
        <draw:connector draw:style-name="gr16" draw:text-style-name="P9" draw:layer="layout" svg:x1="25.198cm" svg:y1="9.465cm" svg:x2="26.337cm" svg:y2="9.5cm" draw:start-shape="id9" draw:start-glue-point="1" draw:end-shape="id22" draw:end-glue-point="6" svg:d="M25198 9465h570v35h569" svg:viewBox="0 0 1140 36">
          <text:p/>
        </draw:connector>
        <draw:connector draw:style-name="gr16" draw:text-style-name="P9" draw:layer="layout" svg:x1="3.487cm" svg:y1="5.783cm" svg:x2="4.635cm" svg:y2="5.8cm" draw:start-shape="id23" draw:start-glue-point="10" draw:end-shape="id2" draw:end-glue-point="3" svg:d="M3487 5783h575v17h573" svg:viewBox="0 0 1149 18">
          <text:p/>
        </draw:connector>
        <draw:connector draw:style-name="gr16" draw:text-style-name="P9" draw:layer="layout" svg:x1="4.4cm" svg:y1="12.666cm" svg:x2="14.111cm" svg:y2="13.511cm" draw:start-shape="id24" draw:start-glue-point="7" draw:end-shape="id15" draw:end-glue-point="0" svg:d="M4400 12666h9711v845" svg:viewBox="0 0 9712 846">
          <text:p/>
        </draw:connector>
        <draw:connector draw:style-name="gr16" draw:text-style-name="P9" draw:layer="layout" svg:x1="4.4cm" svg:y1="15.35cm" svg:x2="14.211cm" svg:y2="16.111cm" draw:start-shape="id25" draw:start-glue-point="7" draw:end-shape="id16" draw:end-glue-point="0" svg:d="M4400 15350h9811v761" svg:viewBox="0 0 9812 762">
          <text:p/>
        </draw:connector>
        <draw:connector draw:style-name="gr16" draw:text-style-name="P9" draw:layer="layout" svg:x1="4.39cm" svg:y1="17.861cm" svg:x2="14.111cm" svg:y2="18.55cm" draw:start-shape="id26" draw:start-glue-point="7" draw:end-shape="id17" draw:end-glue-point="0" svg:d="M4390 17861h9721v689" svg:viewBox="0 0 9722 690">
          <text:p/>
        </draw:connector>
        <draw:frame draw:style-name="gr12" draw:text-style-name="P8" draw:layer="layout" svg:width="2.598cm" svg:height="1.673cm" svg:x="21.6cm" svg:y="14.927cm">
          <draw:text-box>
            <text:p><text:span text:style-name="T2">Q</text:span></text:p>
          </draw:text-box>
        </draw:frame>
        <draw:frame draw:style-name="gr22" draw:text-style-name="P14" draw:layer="layout" svg:width="4.055cm" svg:height="2.384cm" svg:x="19cm" svg:y="1.4cm">
          <draw:text-box>
            <text:p text:style-name="P1"><text:span text:style-name="T2">Cutoff</text:span></text:p>
            <text:p text:style-name="P1"><text:span text:style-name="T2">Freque</text:span><text:span text:style-name="T2">ncy</text:span></text:p>
          </draw:text-box>
        </draw:frame>
        <draw:frame draw:style-name="gr22" draw:text-style-name="P14" draw:layer="layout" svg:width="4.055cm" svg:height="2.384cm" svg:x="17.345cm" svg:y="14.616cm">
          <draw:text-box>
            <text:p text:style-name="P1"><text:span text:style-name="T2">Cutoff</text:span></text:p>
            <text:p text:style-name="P1"><text:span text:style-name="T2">Frequency</text:span></text:p>
          </draw:text-box>
        </draw:frame>
        <draw:frame draw:style-name="gr22" draw:text-style-name="P14" draw:layer="layout" svg:width="4.055cm" svg:height="2.384cm" svg:x="24.145cm" svg:y="4.4cm">
          <draw:text-box>
            <text:p text:style-name="P1"><text:span text:style-name="T2">Cutoff</text:span></text:p>
            <text:p text:style-name="P1"><text:span text:style-name="T2">Frequency</text:span></text:p>
          </draw:text-box>
        </draw:frame>
        <draw:frame draw:style-name="gr23" draw:text-style-name="P8" draw:layer="layout" svg:width="4.098cm" svg:height="0.962cm" svg:x="1.902cm" svg:y="18.8cm">
          <draw:text-box>
            <text:p><text:span text:style-name="T2">Sibilant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" svg:font-family="'DejaVu Sans Mono'" style:font-adornments="Book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ld" style:font-family-generic="swiss" style:font-pitch="variable"/>
    <style:font-face style:name="DejaVu Sans Light" svg:font-family="'DejaVu Sans Light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marinella poggi</meta:initial-creator>
    <meta:creation-date>2020-03-03T19:29:55.65</meta:creation-date>
    <dc:date>2020-03-05T15:40:24.474904794</dc:date>
    <meta:editing-duration>PT1H54M44S</meta:editing-duration>
    <meta:editing-cycles>8</meta:editing-cycles>
    <meta:generator>LibreOffice/6.3.4.2$Linux_X86_64 LibreOffice_project/30$Build-2</meta:generator>
    <meta:document-statistic meta:object-count="68"/>
  </office:meta>
</office:document-meta>
</file>